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color="#000000"/>
    </style:style>
    <style:style style:name="T3" style:parent-style-name="Tipodeletrapredefinidodoparágrafo" style:family="text">
      <style:text-properties fo:color="#000000"/>
    </style:style>
    <style:style style:name="T4" style:parent-style-name="Tipodeletrapredefinidodoparágrafo" style:family="text">
      <style:text-properties fo:color="#000000"/>
    </style:style>
    <style:style style:name="T5" style:parent-style-name="Tipodeletrapredefinidodoparágrafo" style:family="text">
      <style:text-properties fo:color="#000000"/>
    </style:style>
    <style:style style:name="T6" style:parent-style-name="Tipodeletrapredefinidodoparágrafo" style:family="text">
      <style:text-properties fo:color="#000000"/>
    </style:style>
    <style:style style:name="T7" style:parent-style-name="Tipodeletrapredefinidodoparágrafo" style:family="text">
      <style:text-properties fo:color="#000000"/>
    </style:style>
    <style:style style:name="T8" style:parent-style-name="Tipodeletrapredefinidodoparágrafo" style:family="text">
      <style:text-properties fo:color="#000000"/>
    </style:style>
    <style:style style:name="T9" style:parent-style-name="Tipodeletrapredefinidodoparágrafo" style:family="text">
      <style:text-properties fo:color="#000000"/>
    </style:style>
    <style:style style:name="T10" style:parent-style-name="Tipodeletrapredefinidodoparágrafo" style:family="text">
      <style:text-properties fo:color="#000000"/>
    </style:style>
    <style:style style:name="T11" style:parent-style-name="Tipodeletrapredefinidodoparágrafo" style:family="text">
      <style:text-properties fo:color="#000000"/>
    </style:style>
    <style:style style:name="T12" style:parent-style-name="Tipodeletrapredefinidodoparágrafo" style:family="text">
      <style:text-properties fo:color="#000000"/>
    </style:style>
    <style:style style:name="T13" style:parent-style-name="Tipodeletrapredefinidodoparágrafo" style:family="text">
      <style:text-properties fo:color="#000000"/>
    </style:style>
    <style:style style:name="T14" style:parent-style-name="Tipodeletrapredefinidodoparágrafo" style:family="text">
      <style:text-properties fo:color="#000000"/>
    </style:style>
    <style:style style:name="T15" style:parent-style-name="Tipodeletrapredefinidodoparágrafo" style:family="text">
      <style:text-properties fo:color="#000000"/>
    </style:style>
    <style:style style:name="T16" style:parent-style-name="Tipodeletrapredefinidodoparágrafo" style:family="text">
      <style:text-properties fo:color="#000000"/>
    </style:style>
    <style:style style:name="T17" style:parent-style-name="Tipodeletrapredefinidodoparágrafo" style:family="text">
      <style:text-properties fo:color="#000000"/>
    </style:style>
    <style:style style:name="T18" style:parent-style-name="Tipodeletrapredefinidodoparágrafo" style:family="text">
      <style:text-properties fo:color="#000000"/>
    </style:style>
    <style:style style:name="T19" style:parent-style-name="Tipodeletrapredefinidodoparágrafo" style:family="text">
      <style:text-properties fo:color="#000000"/>
    </style:style>
    <style:style style:name="T20" style:parent-style-name="Tipodeletrapredefinidodoparágrafo" style:family="text">
      <style:text-properties fo:color="#000000"/>
    </style:style>
    <style:style style:name="T21" style:parent-style-name="Tipodeletrapredefinidodoparágrafo" style:family="text">
      <style:text-properties fo:color="#000000"/>
    </style:style>
    <style:style style:name="T22" style:parent-style-name="Tipodeletrapredefinidodoparágrafo" style:family="text">
      <style:text-properties fo:color="#000000"/>
    </style:style>
    <style:style style:family="graphic" style:name="a20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back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background" draw:fill="solid" draw:fill-color="#000000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2.56623in" svg:y1="3.7877in" svg:x2="2.55859in" svg:y2="3.34118in" draw:z-index="251692032" draw:id="id0" draw:style-name="a1" draw:name="Conexão reta unidirecional 29" text:anchor-type="paragraph"><svg:title/><svg:desc/></draw:connector></text:span><text:span text:style-name="T3"><draw:connector draw:type="line" svg:x1="2.63127in" svg:y1="4.76352in" svg:x2="2.62363in" svg:y2="4.30865in" draw:z-index="251691008" draw:id="id1" draw:style-name="a3" draw:name="Conexão reta unidirecional 28" text:anchor-type="paragraph"><svg:title/><svg:desc/></draw:connector></text:span><text:span text:style-name="T4"><draw:connector draw:type="line" svg:x1="0.6968in" svg:y1="5.29211in" svg:x2="1.63985in" svg:y2="5.27614in" draw:z-index="251689984" draw:id="id2" draw:style-name="a5" draw:name="Conexão reta unidirecional 27" text:anchor-type="paragraph"><svg:title/><svg:desc/></draw:connector></text:span><text:span text:style-name="T5"><draw:connector draw:type="line" svg:x1="0.02171in" svg:y1="4.6176in" svg:x2="0.00574in" svg:y2="5.01552in" draw:z-index="251688960" draw:id="id3" draw:style-name="a7" draw:name="Conexão reta unidirecional 26" text:anchor-type="paragraph"><svg:title/><svg:desc/></draw:connector></text:span><text:span text:style-name="T6"><draw:connector draw:type="line" svg:x1="0.15359in" svg:y1="3.79646in" svg:x2="0.11956in" svg:y2="4.11313in" draw:z-index="251687936" draw:id="id4" draw:style-name="a9" draw:name="Conexão reta unidirecional 25" text:anchor-type="paragraph"><svg:title/><svg:desc/></draw:connector></text:span><text:span text:style-name="T7"><draw:connector draw:type="line" svg:x1="0.18716in" svg:y1="2.90215in" svg:x2="0.13785in" svg:y2="3.35701in" draw:z-index="251686912" draw:id="id5" draw:style-name="a11" draw:name="Conexão reta unidirecional 24" text:anchor-type="paragraph"><svg:title/><svg:desc/></draw:connector></text:span><text:span text:style-name="T8"><draw:connector draw:type="line" svg:x1="0.1518in" svg:y1="2.07288in" svg:x2="0.13582in" svg:y2="2.40622in" draw:z-index="251685888" draw:id="id6" draw:style-name="a13" draw:name="Conexão reta unidirecional 23" text:anchor-type="paragraph"><svg:title/><svg:desc/></draw:connector></text:span><text:span text:style-name="T9"><draw:frame draw:z-index="251684864" draw:id="id7" draw:style-name="a14" draw:name="Caixa de texto 22" text:anchor-type="paragraph" svg:x="2.33049in" svg:y="2.92622in" svg:width="0.83681in" svg:height="0.26806in" style:rel-width="scale" style:rel-height="scale"><draw:text-box><text:p text:style-name="Normal">Fim</text:p></draw:text-box><svg:title/><svg:desc/></draw:frame></text:span><text:span text:style-name="T10"><draw:frame draw:z-index="251673600" draw:id="id8" draw:style-name="a15" draw:name="Caixa de texto 11" text:anchor-type="paragraph" svg:x="-0.28455in" svg:y="3.38611in" svg:width="0.91806in" svg:height="0.34097in" style:rel-width="scale" style:rel-height="scale"><draw:text-box><text:p text:style-name="Normal">Leia(num2)</text:p><text:p text:style-name="Normal"/></draw:text-box><svg:title/><svg:desc/></draw:frame></text:span><text:span text:style-name="T11"><draw:custom-shape svg:x="1.99361in" svg:y="2.89802in" svg:width="1.23542in" svg:height="0.37361in" draw:z-index="251683840" draw:id="id9" draw:style-name="a16" draw:name="Fluxograma: Processo Alternativo 20" text:anchor-type="paragraph"><svg:title/><svg:desc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/text:span><draw:frame draw:z-index="251681792" draw:id="id10" draw:style-name="a17" draw:name="Caixa de texto 17" text:anchor-type="paragraph" svg:x="1.82349in" svg:y="3.79604in" svg:width="1.54444in" svg:height="0.4875in" style:rel-width="scale" style:rel-height="scale"><draw:text-box><text:p text:style-name="Normal">Escreva(“A soma dos <text:s/>números é ”, soma)</text:p></draw:text-box><svg:title/><svg:desc/></draw:frame><draw:custom-shape svg:x="1.67431in" svg:y="3.80486in" svg:width="1.77222in" svg:height="0.47917in" draw:z-index="251680768" draw:id="id11" draw:style-name="a18" draw:name="Fluxograma: Dados 16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text:span text:style-name="T12"><draw:frame draw:z-index="251678720" draw:id="id12" draw:style-name="a19" draw:name="Caixa de texto 15" text:anchor-type="paragraph" svg:x="1.68796in" svg:y="5.08064in" svg:width="1.975in" svg:height="0.34931in" style:rel-width="scale" style:rel-height="scale"><draw:text-box><text:p text:style-name="Normal">soma=num1+num2+num3</text:p></draw:text-box><svg:title/><svg:desc/></draw:frame></text:span><text:span text:style-name="T13"><draw:custom-shape svg:x="1.89942in" svg:y="4.82856in" svg:width="1.47153in" svg:height="0.86111in" draw:z-index="251677696" draw:id="id13" draw:style-name="a20" draw:name="Fluxograma: Decisão 14" text:anchor-type="paragraph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4"><draw:frame draw:z-index="251676672" draw:id="id14" draw:style-name="a21" draw:name="Caixa de texto 13" text:anchor-type="paragraph" svg:x="-0.57778in" svg:y="5.08542in" svg:width="0.91806in" svg:height="0.34097in" style:rel-width="scale" style:rel-height="scale"><draw:text-box><text:p text:style-name="Normal">Leia(num3)</text:p></draw:text-box><svg:title/><svg:desc/></draw:frame></text:span><text:span text:style-name="T15"><draw:custom-shape svg:x="-0.97561in" svg:y="5.00813in" svg:width="1.77222in" svg:height="0.47917in" draw:z-index="251675648" draw:id="id15" draw:style-name="a22" draw:name="Fluxograma: Dados 12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/text:span><text:span text:style-name="T16"><draw:custom-shape svg:x="-0.73194in" svg:y="3.30833in" svg:width="1.77222in" svg:height="0.47917in" draw:z-index="251672576" draw:id="id16" draw:style-name="a23" draw:name="Fluxograma: Dados 10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/text:span><text:span text:style-name="T17"><draw:frame draw:z-index="251670528" draw:id="id17" draw:style-name="a24" draw:name="Caixa de texto 9" text:anchor-type="paragraph" svg:x="-0.27014in" svg:y="1.64097in" svg:width="0.91806in" svg:height="0.34097in" style:rel-width="scale" style:rel-height="scale"><draw:text-box><text:p text:style-name="Normal">Leia(num1)</text:p></draw:text-box><svg:title/><svg:desc/></draw:frame></text:span><text:span text:style-name="T18"><draw:custom-shape svg:x="-0.66817in" svg:y="1.56353in" svg:width="1.77222in" svg:height="0.47917in" draw:z-index="251669504" draw:id="id18" draw:style-name="a25" draw:name="Fluxograma: Dados 8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/text:span><draw:custom-shape svg:x="-0.80556in" svg:y="4.11319in" svg:width="1.77222in" svg:height="0.47917in" draw:z-index="251663360" draw:id="id19" draw:style-name="a26" draw:name="Fluxograma: Dados 4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draw:frame draw:z-index="251664384" draw:id="id20" draw:style-name="a27" draw:name="Caixa de texto 5" text:anchor-type="paragraph" svg:x="-0.63845in" svg:y="4.12077in" svg:width="1.39444in" svg:height="0.4875in" style:rel-width="scale" style:rel-height="scale"><draw:text-box><text:p text:style-name="Normal">Escreva(“Insira o terceiro número”)</text:p></draw:text-box><svg:title/><svg:desc/></draw:frame><draw:frame draw:z-index="251667456" draw:id="id21" draw:style-name="a28" draw:name="Caixa de texto 7" text:anchor-type="paragraph" svg:x="-0.55833in" svg:y="2.40069in" svg:width="1.39444in" svg:height="0.4875in" style:rel-width="scale" style:rel-height="scale"><draw:text-box><text:p text:style-name="Normal">Escreva(“Insira o<text:s/>segundo<text:s/>número”)</text:p></draw:text-box><svg:title/><svg:desc/></draw:frame><draw:custom-shape svg:x="-0.72395in" svg:y="2.39417in" svg:width="1.77222in" svg:height="0.47917in" draw:z-index="251666432" draw:id="id22" draw:style-name="a29" draw:name="Fluxograma: Dados 6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text:span text:style-name="T19"><draw:custom-shape svg:x="-0.59573in" svg:y="0.71458in" svg:width="1.77222in" svg:height="0.47917in" draw:z-index="251660288" draw:id="id23" draw:style-name="a30" draw:name="Fluxograma: Dados 2" text:anchor-type="paragraph"><svg:title/><svg:desc/><draw:enhanced-geometry draw:type="non-primitive" svg:viewBox="0 0 5 5" draw:enhanced-path="M 0 5 L 1 0 5 0 4 5 Z N" draw:text-areas="?f22 ?f16 ?f23 ?f20" draw:glue-points="?f15 ?f16 ?f17 ?f18 ?f19 ?f20 ?f21 ?f18" draw:glue-point-leaving-directions="-360, -27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5"/><draw:equation draw:name="f7" draw:formula="?f2 + ?f5"/><draw:equation draw:name="f8" draw:formula="?f1 - ?f0"/><draw:equation draw:name="f9" draw:formula="?f8 / 5"/><draw:equation draw:name="f10" draw:formula="?f8 / 10"/><draw:equation draw:name="f11" draw:formula="?f8 * 2 / 5"/><draw:equation draw:name="f12" draw:formula="?f8 * 3 / 5"/><draw:equation draw:name="f13" draw:formula="?f8 * 4 / 5"/><draw:equation draw:name="f14" draw:formula="?f8 * 9 / 10"/><draw:equation draw:name="f15" draw:formula="?f12 / ?f9"/><draw:equation draw:name="f16" draw:formula="?f2 / ?f6"/><draw:equation draw:name="f17" draw:formula="?f10 / ?f9"/><draw:equation draw:name="f18" draw:formula="?f7 / ?f6"/><draw:equation draw:name="f19" draw:formula="?f11 / ?f9"/><draw:equation draw:name="f20" draw:formula="?f3 / ?f6"/><draw:equation draw:name="f21" draw:formula="?f14 / ?f9"/><draw:equation draw:name="f22" draw:formula="?f9 / ?f9"/><draw:equation draw:name="f23" draw:formula="?f13 / ?f9"/></draw:enhanced-geometry></draw:custom-shape></text:span><text:span text:style-name="T20"><draw:frame draw:z-index="251661312" draw:id="id24" draw:style-name="a31" draw:name="Caixa de texto 3" text:anchor-type="paragraph" svg:x="-0.42854in" svg:y="0.72202in" svg:width="1.39444in" svg:height="0.4875in" style:rel-width="scale" style:rel-height="scale"><draw:text-box><text:p text:style-name="Normal">Escreva(“Insira o primeiro número”)</text:p></draw:text-box><svg:title/><svg:desc/></draw:frame></text:span><text:span text:style-name="T21"><draw:custom-shape svg:x="-0.40031in" svg:y="-0.09722in" svg:width="1.23542in" svg:height="0.37361in" draw:z-index="251659264" draw:id="id25" draw:style-name="a32" draw:name="Fluxograma: Processo Alternativo 1" text:anchor-type="paragraph"><svg:title/><svg:desc/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/text:span><text:span text:style-name="T22">In</text:span>ici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Rodrigues</meta:initial-creator>
    <dc:creator>Rodrigo Rodrigues</dc:creator>
    <meta:creation-date>2021-12-02T20:09:00Z</meta:creation-date>
    <dc:date>2021-12-02T20:28:00Z</dc:date>
    <meta:template xlink:href="Normal.dotm" xlink:type="simple"/>
    <meta:editing-cycles>2</meta:editing-cycles>
    <meta:editing-duration>PT900S</meta:editing-duration>
    <meta:document-statistic meta:page-count="1" meta:paragraph-count="1" meta:word-count="5" meta:character-count="32" meta:row-count="1" meta:non-whitespace-character-count="28"/>
  </office:meta>
</office:document-meta>
</file>